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ération Sans 1" svg:font-family="'Libération Sans 1'" style:font-family-generic="swiss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9" style:family="table-cell" style:parent-style-name="off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2" style:family="table-cell" style:parent-style-name="Sof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1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171"/>
          <table:table-cell table:number-columns-repeated="1016"/>
        </table:table-row>
        <table:table-row table:style-name="ro1">
          <table:table-cell/>
          <table:table-cell table:style-name="ce2"/>
          <table:table-cell table:style-name="ce171" office:value-type="string" calcext:value-type="string">
            <text:p>Sujet</text:p>
          </table:table-cell>
          <table:table-cell table:style-name="ce171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65" table:number-columns-repeated="16363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style-name="ce65"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18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Formateur</text:p>
          </table:table-cell>
          <table:table-cell table:style-name="ce18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Formateur</text:p>
          </table:table-cell>
          <table:table-cell table:style-name="ce18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Formateur</text:p>
          </table:table-cell>
          <table:table-cell table:style-name="ce18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Formateur</text:p>
          </table:table-cell>
          <table:table-cell table:style-name="ce18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Formateur</text:p>
          </table:table-cell>
          <table:table-cell table:style-name="ce65"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48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48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48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48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21" office:value-type="string" calcext:value-type="string">
            <text:p>presentation + admin + install</text:p>
          </table:table-cell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34"/>
          <table:table-cell table:style-name="ce33"/>
          <table:covered-table-cell table:style-name="ce21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21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21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21" office:value-type="string" calcext:value-type="string">
            <text:p>les métiers + algo + bash</text:p>
          </table:table-cell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33"/>
          <table:covered-table-cell table:style-name="ce21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21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48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covered-table-cell table:style-name="ce21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21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21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21" office:value-type="string" calcext:value-type="string">
            <text:p>Louis</text:p>
          </table:table-cell>
          <table:table-cell table:style-name="ce48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33"/>
          <table:covered-table-cell table:style-name="ce21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21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2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21"/>
          <table:table-cell table:style-name="ce33"/>
          <table:covered-table-cell table:style-name="ce21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21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48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24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37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21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2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48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21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21" office:value-type="string" calcext:value-type="string">
            <text:p>Louis</text:p>
          </table:table-cell>
          <table:table-cell table:style-name="ce48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21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21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21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21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21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21" office:value-type="string" calcext:value-type="string">
            <text:p>Louis</text:p>
          </table:table-cell>
          <table:table-cell table:style-name="ce48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21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39"/>
          <table:table-cell table:style-name="ce21"/>
          <table:covered-table-cell table:style-name="ce21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21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21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21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33"/>
          <table:covered-table-cell table:style-name="ce21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48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24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table-cell table:style-name="ce41"/>
          <table:table-cell table:style-name="ce33"/>
          <table:covered-table-cell table:style-name="ce21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21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table-cell table:style-name="ce42"/>
          <table:table-cell table:style-name="ce33"/>
          <table:table-cell table:style-name="ce48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covered-table-cell table:style-name="ce21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21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2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21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table-cell table:style-name="ce63"/>
          <table:table-cell table:style-name="ce33"/>
          <table:covered-table-cell table:style-name="ce21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21" office:value-type="string" calcext:value-type="string">
            <text:p>Louis</text:p>
          </table:table-cell>
          <table:table-cell table:style-name="ce48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21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21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21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21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table-cell table:style-name="ce21"/>
          <table:table-cell table:style-name="ce33"/>
          <table:covered-table-cell table:style-name="ce21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21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48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21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/>
          <table:table-cell table:style-name="ce21" office:value-type="string" calcext:value-type="string">
            <text:p>Louis</text:p>
          </table:table-cell>
          <table:covered-table-cell table:style-name="ce21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21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21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/>
          <table:table-cell table:style-name="ce21" office:value-type="string" calcext:value-type="string">
            <text:p>Louis</text:p>
          </table:table-cell>
          <table:table-cell table:style-name="ce48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covered-table-cell table:style-name="ce21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21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1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21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covered-table-cell table:style-name="ce21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21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3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21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table-cell table:style-name="ce64"/>
          <table:table-cell table:style-name="ce33"/>
          <table:covered-table-cell table:style-name="ce21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48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21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4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19"/>
          <table:table-cell table:style-name="ce21"/>
          <table:covered-table-cell table:style-name="ce21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table-cell table:style-name="ce64"/>
          <table:table-cell table:style-name="ce33"/>
          <table:covered-table-cell table:style-name="ce21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21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21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23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table-cell table:style-name="ce21" table:number-columns-repeated="2"/>
          <table:table-cell table:style-name="ce49"/>
          <table:table-cell table:style-name="ce52" table:number-columns-repeated="4"/>
          <table:covered-table-cell table:style-name="ce21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21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23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65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65" table:number-columns-repeated="989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65" table:number-columns-repeated="989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65" table:number-columns-repeated="989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98" office:value-type="string" calcext:value-type="string" table:number-columns-spanned="1" table:number-rows-spanned="2">
            <text:p>Veille Les métiers de la Data Science</text:p>
          </table:table-cell>
          <table:table-cell table:style-name="ce99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covered-table-cell table:style-name="ce98"/>
          <table:covered-table-cell table:style-name="ce98" office:value-type="string" calcext:value-type="string">
            <text:p>Un peu d’algo</text:p>
          </table:covered-table-cell>
          <table:covered-table-cell table:style-name="ce98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9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covered-table-cell table:style-name="ce99"/>
          <table:table-cell table:style-name="ce98" office:value-type="string" calcext:value-type="string" table:number-columns-spanned="1" table:number-rows-spanned="2">
            <text:p>Un peu d’algo</text:p>
          </table:table-cell>
          <table:covered-table-cell table:number-columns-repeated="2" table:style-name="ce98"/>
          <table:table-cell table:style-name="ce9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covered-table-cell table:style-name="ce99"/>
          <table:covered-table-cell table:style-name="ce98" office:value-type="string" calcext:value-type="string">
            <text:p>Un peu d’algo</text:p>
          </table:covered-table-cell>
          <table:covered-table-cell table:number-columns-repeated="2" table:style-name="ce98"/>
          <table:table-cell table:style-name="ce9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98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99" office:value-type="string" calcext:value-type="string" table:number-columns-spanned="1" table:number-rows-spanned="2">
            <text:p>Intro shell + ligne de commande</text:p>
          </table:table-cell>
          <table:covered-table-cell table:number-columns-repeated="2" table:style-name="ce98"/>
          <table:table-cell table:style-name="ce9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3" table:style-name="ce98"/>
          <table:table-cell table:style-name="ce98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2"/>
          <table:table-cell table:style-name="ce97"/>
          <table:table-cell table:style-name="ce102"/>
          <table:table-cell table:style-name="ce97"/>
          <table:table-cell table:style-name="ce10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98"/>
          <table:table-cell table:style-name="ce97"/>
          <table:table-cell table:style-name="ce106"/>
          <table:table-cell table:style-name="ce9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99"/>
          <table:table-cell table:style-name="ce98"/>
          <table:table-cell table:style-name="ce106"/>
          <table:table-cell table:style-name="ce98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98"/>
          <table:table-cell table:style-name="ce97"/>
          <table:table-cell table:style-name="ce98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97" table:number-columns-repeated="2"/>
          <table:table-cell table:style-name="ce102"/>
          <table:table-cell table:style-name="ce97"/>
          <table:table-cell table:style-name="ce10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 table:number-columns-repeated="2"/>
          <table:table-cell table:style-name="ce106"/>
          <table:table-cell table:style-name="ce9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7" table:number-columns-repeated="2"/>
          <table:table-cell table:style-name="ce106"/>
          <table:table-cell table:style-name="ce98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07" table:number-columns-repeated="2"/>
          <table:table-cell table:style-name="ce9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07" table:number-columns-repeated="2"/>
          <table:table-cell table:style-name="ce9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9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98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7" table:number-columns-repeated="2"/>
          <table:table-cell table:style-name="ce98"/>
          <table:table-cell table:style-name="ce107" table:number-columns-repeated="2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0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9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2"/>
          <table:table-cell table:style-name="ce98"/>
          <table:table-cell table:style-name="ce102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0"/>
          <table:table-cell table:style-name="ce98"/>
          <table:table-cell table:style-name="ce110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/>
          <table:table-cell table:style-name="ce98"/>
          <table:table-cell table:style-name="ce9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/>
          <table:table-cell table:style-name="ce97"/>
          <table:table-cell table:style-name="ce98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2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11" table:number-columns-repeated="2"/>
          <table:table-cell table:style-name="ce107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12"/>
          <table:table-cell table:style-name="ce108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7" table:number-columns-repeated="4"/>
          <table:table-cell table:style-name="ce9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9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07"/>
          <table:table-cell table:style-name="ce98"/>
          <table:table-cell table:style-name="ce107" table:number-columns-repeated="2"/>
          <table:table-cell table:style-name="ce9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9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07"/>
          <table:table-cell table:style-name="ce98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9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98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4"/>
          <table:table-cell table:style-name="ce98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98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 – 9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30 – 10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30 – 11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30 – 12h30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30 – 13h30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30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7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ération Sans 1" svg:font-family="'Libération Sans 1'" style:font-family-generic="swiss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0-03T16:06:33.305144854</dc:date>
    <meta:editing-cycles>512</meta:editing-cycles>
    <meta:editing-duration>P1DT14H27M59S</meta:editing-duration>
    <meta:document-statistic meta:table-count="18" meta:cell-count="607" meta:object-count="0"/>
  </office:meta>
</office:document-meta>
</file>